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One Outcomes</text:p>
      <text:p text:style-name="Standard">Development Environment</text:p>
      <text:list xml:id="list1753353000458670305" text:style-name="L1">
        <text:list-item>
          <text:p text:style-name="P4">can explain differences between a "github repo" and a "gist"</text:p>
        </text:list-item>
        <text:list-item>
          <text:p text:style-name="P4">can explain why gists are used instead of repos</text:p>
        </text:list-item>
        <text:list-item>
          <text:p text:style-name="P4">can create a gist</text:p>
        </text:list-item>
        <text:list-item>
          <text:p text:style-name="P4">can fork a gist</text:p>
        </text:list-item>
        <text:list-item>
          <text:p text:style-name="P4">can clone a gist</text:p>
        </text:list-item>
        <text:list-item>
          <text:p text:style-name="P4">can explain what "gists" are and why they are used</text:p>
        </text:list-item>
        <text:list-item>
          <text:p text:style-name="P4">can handle arguments passed-in via commandline</text:p>
        </text:list-item>
      </text:list>
      <text:p text:style-name="P3">Variables and expressions</text:p>
      <text:list xml:id="list1741823089" text:continue-numbering="true" text:style-name="L1">
        <text:list-item>
          <text:p text:style-name="P4">can use node to execute a file</text:p>
        </text:list-item>
        <text:list-item>
          <text:p text:style-name="P4">can convert a string into a number</text:p>
        </text:list-item>
        <text:list-item>
          <text:p text:style-name="P4">can print a value to stdout / the console</text:p>
        </text:list-item>
        <text:list-item>
          <text:p text:style-name="P4">can access an element in an array by index ([])</text:p>
        </text:list-item>
        <text:list-item>
          <text:p text:style-name="P4">can perform basic arithmetic on numbers (+, -, /, *, %)</text:p>
        </text:list-item>
        <text:list-item>
          <text:p text:style-name="P4">can use node to execute a file with parameters</text:p>
        </text:list-item>
        <text:list-item>
          <text:p text:style-name="P4">can refactor existing code</text:p>
        </text:list-item>
        <text:list-item>
          <text:p text:style-name="P4">can define a procedure</text:p>
        </text:list-item>
        <text:list-item>
          <text:p text:style-name="P4">can conditionally execute code using if/elseif/else</text:p>
        </text:list-item>
        <text:list-item>
          <text:p text:style-name="P4">can create conditional statements combining multiple logical and comparison operators</text:p>
        </text:list-item>
        <text:list-item>
          <text:p text:style-name="P4">can use common comparison operators</text:p>
        </text:list-item>
        <text:list-item>
          <text:p text:style-name="P4">can use common logical operators</text:p>
        </text:list-item>
        <text:list-item>
          <text:p text:style-name="P4">can solve simple problems</text:p>
        </text:list-item>
      </text:list>
      <text:p text:style-name="P3">Flow Control</text:p>
      <text:list xml:id="list531863464" text:continue-numbering="true" text:style-name="L1">
        <text:list-item>
          <text:p text:style-name="P4">can use an each loop to iterate through values in an array (each, forEach)</text:p>
        </text:list-item>
        <text:list-item>
          <text:p text:style-name="P4">can use a ternary operator</text:p>
        </text:list-item>
        <text:list-item>
          <text:p text:style-name="P4">can use for loops</text:p>
        </text:list-item>
        <text:list-item>
          <text:p text:style-name="P4">can implement fizzbuzz</text:p>
        </text:list-item>
        <text:list-item>
          <text:p text:style-name="P4">can identify the inputs and outputs required given a simple problem</text:p>
        </text:list-item>
        <text:list-item>
          <text:p text:style-name="P4">can write pseudocode to solve a simple problem</text:p>
        </text:list-item>
        <text:list-item>
          <text:p text:style-name="P4">can explain "pseudocode" and why it is used</text:p>
        </text:list-item>
        <text:list-item>
          <text:p text:style-name="P4">can concatenate strings</text:p>
        </text:list-item>
        <text:list-item>
          <text:p text:style-name="P4">can replace a subset of a string</text:p>
        </text:list-item>
        <text:list-item>
          <text:p text:style-name="P4">can add an element to the end of an array (push)</text:p>
        </text:list-item>
        <text:list-item>
          <text:p text:style-name="P4">can break down a string into individual characters</text:p>
        </text:list-item>
      </text:list>
      <text:p text:style-name="P3">Coding Practices</text:p>
      <text:list xml:id="list1410583179" text:continue-numbering="true" text:style-name="L1">
        <text:list-item>
          <text:p text:style-name="P4">can explain what is meant by "DRY"</text:p>
        </text:list-item>
        <text:list-item>
          <text:p text:style-name="P4">can write code that is DRY</text:p>
        </text:list-item>
        <text:list-item>
          <text:p text:style-name="P2">can identify non-DRY cod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Jellicoe</meta:initial-creator>
    <meta:creation-date>2016-12-11T06:58:52</meta:creation-date>
    <meta:document-statistic meta:table-count="0" meta:image-count="0" meta:object-count="0" meta:page-count="1" meta:paragraph-count="39" meta:word-count="286" meta:character-count="1443"/>
    <dc:date>2016-12-11T07:04:37</dc:date>
    <dc:creator>Dave Jellicoe</dc:creator>
    <meta:editing-duration>PT5M46S</meta:editing-duration>
    <meta:editing-cycles>1</meta:editing-cycles>
    <meta:generator>OpenOffice/4.1.3$Unix OpenOffice.org_project/413m1$Build-9783</meta:generator>
  </office:meta>
</office:document-meta>
</file>